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966cm" fo:min-width="3.265cm"/>
    </style:style>
    <style:style style:name="gr2" style:family="graphic" style:parent-style-name="standard">
      <style:graphic-properties svg:stroke-color="#000000" draw:fill-color="#ffcc99" draw:textarea-horizontal-align="justify" draw:textarea-vertical-align="middle" draw:auto-grow-height="false" fo:min-height="1.45cm" fo:min-width="2.65cm"/>
    </style:style>
    <style:style style:name="gr3" style:family="graphic" style:parent-style-name="standard">
      <style:graphic-properties draw:textarea-horizontal-align="justify" draw:textarea-vertical-align="top" draw:auto-grow-height="false" fo:min-height="7.166cm" fo:min-width="3.265cm"/>
    </style:style>
    <style:style style:name="gr4" style:family="graphic" style:parent-style-name="standard">
      <style:graphic-properties draw:textarea-horizontal-align="justify" draw:textarea-vertical-align="middle" draw:auto-grow-height="false" fo:min-height="4.023cm" fo:min-width="3.269cm"/>
    </style:style>
    <style:style style:name="gr5" style:family="graphic" style:parent-style-name="standard">
      <style:graphic-properties draw:textarea-horizontal-align="justify" draw:textarea-vertical-align="top" draw:auto-grow-height="false" fo:min-height="6.316cm" fo:min-width="4.237cm"/>
    </style:style>
    <style:style style:name="gr6" style:family="graphic" style:parent-style-name="standard">
      <style:graphic-properties svg:stroke-color="#000000" draw:fill-color="#ffcc99" draw:textarea-horizontal-align="justify" draw:textarea-vertical-align="middle" draw:auto-grow-height="false" fo:min-height="0.722cm" fo:min-width="3.51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023cm" fo:min-width="3.265cm"/>
    </style:style>
    <style:style style:name="gr9" style:family="graphic" style:parent-style-name="standard">
      <style:graphic-properties draw:textarea-horizontal-align="justify" draw:textarea-vertical-align="top" draw:auto-grow-height="false" fo:min-height="13.696cm" fo:min-width="11.802cm"/>
    </style:style>
    <style:style style:name="gr1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018cm" svg:stroke-color="#1c1c1c" draw:marker-start-width="0.227cm" draw:marker-end-width="0.227cm" draw:fill-color="#99cc99" draw:textarea-horizontal-align="justify" draw:textarea-vertical-align="middle" draw:auto-grow-height="false" fo:min-height="2.89cm" fo:min-width="4.164cm" fo:padding-top="0.134cm" fo:padding-bottom="0.134cm" fo:padding-left="0.259cm" fo:padding-right="0.259cm"/>
    </style:style>
    <style:style style:name="gr12" style:family="graphic" style:parent-style-name="standard">
      <style:graphic-properties svg:stroke-color="#000000" draw:fill-color="#ffcc99" draw:textarea-horizontal-align="justify" draw:textarea-vertical-align="middle" draw:auto-grow-height="false" fo:min-height="0.843cm" fo:min-width="4.022cm"/>
    </style:style>
    <style:style style:name="gr13" style:family="graphic" style:parent-style-name="standard">
      <style:graphic-properties svg:stroke-width="0.018cm" svg:stroke-color="#1c1c1c" draw:marker-start-width="0.227cm" draw:marker-end-width="0.227cm" draw:fill-color="#99cc99" draw:textarea-horizontal-align="justify" draw:textarea-vertical-align="middle" draw:auto-grow-height="false" fo:min-height="0.843cm" fo:min-width="3.496cm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cc99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cc99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6.1 - Renderer" draw:style-name="dp1" draw:master-page-name="Default">
        <draw:custom-shape draw:style-name="gr1" draw:text-style-name="P2" xml:id="id1" draw:id="id1" draw:layer="layout" svg:width="3.937cm" svg:height="5.388cm" svg:x="3.3cm" svg:y="1.581cm"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228cm" svg:height="1.778cm" svg:x="3.655cm" svg:y="2.57cm">
          <text:p text:style-name="P1"><text:span text:style-name="T1">Objects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228cm" svg:height="1.778cm" svg:x="3.656cm" svg:y="4.771cm">
          <text:p text:style-name="P1"><text:span text:style-name="T1">Lights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937cm" svg:height="7.588cm" svg:x="3.3cm" svg:y="7.382cm">
          <text:p text:style-name="P1"><text:span text:style-name="T1">RenderPath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228cm" svg:height="1.778cm" svg:x="3.655cm" svg:y="8.371cm">
          <text:p text:style-name="P1"><text:span text:style-name="T1">Targets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228cm" svg:height="1.778cm" svg:x="3.656cm" svg:y="10.572cm">
          <text:p text:style-name="P1"><text:span text:style-name="T1">Passes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228cm" svg:height="1.778cm" svg:x="3.657cm" svg:y="12.773cm">
          <text:p text:style-name="P1"><text:span text:style-name="T1">Viewports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3.941cm" svg:height="4.445cm" svg:x="8.915cm" svg:y="5.445cm">
          <text:p text:style-name="P1"><text:span text:style-name="T1">Frontend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4.953cm" svg:height="6.782cm" svg:x="14.476cm" svg:y="4.277cm">
          <text:p text:style-name="P1"><text:span text:style-name="T1">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061cm" svg:height="1.016cm" svg:x="14.924cm" svg:y="5.418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061cm" svg:height="1.016cm" svg:x="14.925cm" svg:y="6.819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061cm" svg:height="1.016cm" svg:x="14.925cm" svg:y="8.219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061cm" svg:height="1.016cm" svg:x="14.925cm" svg:y="9.619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237cm" svg:y1="4.275cm" svg:x2="8.915cm" svg:y2="7.667cm" draw:start-shape="id1" draw:end-shape="id2" svg:d="M7237 4275h839v3392h839" svg:viewBox="0 0 1679 3393">
          <text:p/>
        </draw:connector>
        <draw:connector draw:style-name="gr7" draw:text-style-name="P4" draw:layer="layout" svg:x1="7.237cm" svg:y1="11.176cm" svg:x2="8.915cm" svg:y2="7.667cm" draw:start-shape="id3" draw:start-glue-point="1" draw:end-shape="id2" svg:d="M7237 11176h839v-3509h839" svg:viewBox="0 0 1679 3510">
          <text:p/>
        </draw:connector>
        <draw:custom-shape draw:style-name="gr8" draw:text-style-name="P2" xml:id="id5" draw:id="id5" draw:layer="layout" svg:width="3.937cm" svg:height="4.445cm" svg:x="21.015cm" svg:y="5.445cm">
          <text:p text:style-name="P1"><text:span text:style-name="T1">Backend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9.429cm" svg:y1="7.668cm" svg:x2="21.015cm" svg:y2="7.667cm" draw:start-shape="id4" draw:start-glue-point="1" draw:end-shape="id5" svg:d="M19429 7668l1586-1" svg:viewBox="0 0 1587 2">
          <text:p/>
        </draw:connector>
        <draw:connector draw:style-name="gr7" draw:text-style-name="P4" draw:layer="layout" draw:type="line" svg:x1="12.856cm" svg:y1="7.667cm" svg:x2="14.476cm" svg:y2="7.668cm" draw:start-shape="id2" draw:end-shape="id4" svg:d="M12856 7667l1620 1" svg:viewBox="0 0 1621 2">
          <text:p/>
        </draw:connector>
      </draw:page>
      <draw:page draw:name="6.2 - Frontend" draw:style-name="dp1" draw:master-page-name="Default">
        <draw:custom-shape draw:style-name="gr9" draw:text-style-name="P2" draw:layer="layout" svg:width="12.866cm" svg:height="14.51cm" svg:x="7.504cm" svg:y="1cm">
          <text:p text:style-name="P1"><text:span text:style-name="T1">Front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xml:id="id6" draw:id="id6" draw:layer="layout" svg:x1="4.324cm" svg:y1="0cm" svg:x2="4.324cm" svg:y2="16.51cm">
          <text:p/>
        </draw:line>
        <draw:custom-shape draw:style-name="gr11" draw:text-style-name="P5" xml:id="id15" draw:id="id15" draw:layer="layout" svg:width="4.826cm" svg:height="3.302cm" svg:x="19.315cm" svg:y="6.715cm">
          <text:p text:style-name="P1"><text:span text:style-name="T1">CommandQueue</text:span></text:p>
          <draw:enhanced-geometry svg:viewBox="0 0 21600 21600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1" draw:id="id11" draw:layer="layout" svg:width="4.572cm" svg:height="1.143cm" svg:x="13.138cm" svg:y="5.213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7" draw:id="id7" draw:layer="layout" svg:width="4.064cm" svg:height="1.161cm" svg:x="7.866cm" svg:y="5.195cm">
          <text:p text:style-name="P1"><text:span text:style-name="T1">FrameProcess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2" draw:id="id12" draw:layer="layout" svg:width="4.572cm" svg:height="1.143cm" svg:x="13.134cm" svg:y="6.813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8" draw:id="id8" draw:layer="layout" svg:width="4.064cm" svg:height="1.161cm" svg:x="7.862cm" svg:y="6.795cm">
          <text:p text:style-name="P1"><text:span text:style-name="T1">FrameProcess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3" draw:id="id13" draw:layer="layout" svg:width="4.572cm" svg:height="1.143cm" svg:x="13.134cm" svg:y="8.413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9" draw:id="id9" draw:layer="layout" svg:width="4.064cm" svg:height="1.161cm" svg:x="7.862cm" svg:y="8.395cm">
          <text:p text:style-name="P1"><text:span text:style-name="T1">FrameProcess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4" draw:id="id14" draw:layer="layout" svg:width="4.572cm" svg:height="1.143cm" svg:x="13.134cm" svg:y="10.013cm">
          <text:p text:style-name="P1"><text:span text:style-name="T1">Command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10" draw:id="id10" draw:layer="layout" svg:width="4.064cm" svg:height="1.161cm" svg:x="7.862cm" svg:y="9.995cm">
          <text:p text:style-name="P1"><text:span text:style-name="T1">FrameProcess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7.81376518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svg:x1="4.324cm" svg:y1="8.255cm" svg:x2="7.866cm" svg:y2="5.775cm" draw:start-shape="id6" draw:end-shape="id7" svg:d="M4324 8255h1819v-2480h1723" svg:viewBox="0 0 3543 2481">
          <text:p/>
        </draw:connector>
        <draw:connector draw:style-name="gr14" draw:text-style-name="P4" draw:layer="layout" svg:x1="4.324cm" svg:y1="8.255cm" svg:x2="7.862cm" svg:y2="7.375cm" draw:start-shape="id6" draw:start-glue-point="1" draw:end-shape="id8" svg:d="M4324 8255h1817v-880h1721" svg:viewBox="0 0 3539 881">
          <text:p/>
        </draw:connector>
        <draw:connector draw:style-name="gr14" draw:text-style-name="P4" draw:layer="layout" svg:x1="4.324cm" svg:y1="8.255cm" svg:x2="7.862cm" svg:y2="8.975cm" draw:start-shape="id6" draw:start-glue-point="1" draw:end-shape="id9" svg:d="M4324 8255h1817v720h1721" svg:viewBox="0 0 3539 721">
          <text:p/>
        </draw:connector>
        <draw:connector draw:style-name="gr14" draw:text-style-name="P4" draw:layer="layout" svg:x1="4.324cm" svg:y1="8.255cm" svg:x2="7.862cm" svg:y2="10.575cm" draw:start-shape="id6" draw:start-glue-point="1" draw:end-shape="id10" svg:d="M4324 8255h1817v2320h1721" svg:viewBox="0 0 3539 2321">
          <text:p/>
        </draw:connector>
        <draw:connector draw:style-name="gr7" draw:text-style-name="P4" draw:layer="layout" svg:x1="11.93cm" svg:y1="5.775cm" svg:x2="13.138cm" svg:y2="5.784cm" draw:start-shape="id7" draw:start-glue-point="1" draw:end-shape="id11" draw:end-glue-point="3" svg:d="M11930 5775h609v9h599" svg:viewBox="0 0 1209 10">
          <text:p/>
        </draw:connector>
        <draw:connector draw:style-name="gr7" draw:text-style-name="P4" draw:layer="layout" svg:x1="11.926cm" svg:y1="7.375cm" svg:x2="13.134cm" svg:y2="7.384cm" draw:start-shape="id8" draw:start-glue-point="1" draw:end-shape="id12" svg:d="M11926 7375h609v9h599" svg:viewBox="0 0 1209 10">
          <text:p/>
        </draw:connector>
        <draw:connector draw:style-name="gr7" draw:text-style-name="P4" draw:layer="layout" svg:x1="11.926cm" svg:y1="8.975cm" svg:x2="13.134cm" svg:y2="8.984cm" draw:start-shape="id9" draw:start-glue-point="1" draw:end-shape="id13" svg:d="M11926 8975h609v9h599" svg:viewBox="0 0 1209 10">
          <text:p/>
        </draw:connector>
        <draw:connector draw:style-name="gr7" draw:text-style-name="P4" draw:layer="layout" svg:x1="11.926cm" svg:y1="10.575cm" svg:x2="13.134cm" svg:y2="10.584cm" draw:start-shape="id10" draw:end-shape="id14" svg:d="M11926 10575h609v9h599" svg:viewBox="0 0 1209 10">
          <text:p/>
        </draw:connector>
        <draw:connector draw:style-name="gr7" draw:text-style-name="P4" draw:layer="layout" svg:x1="17.71cm" svg:y1="5.784cm" svg:x2="19.315cm" svg:y2="8.366cm" draw:start-shape="id11" draw:start-glue-point="1" draw:end-shape="id15" svg:d="M17710 5784h799v2582h806" svg:viewBox="0 0 1606 2583">
          <text:p/>
        </draw:connector>
        <draw:connector draw:style-name="gr7" draw:text-style-name="P4" draw:layer="layout" svg:x1="17.706cm" svg:y1="10.584cm" svg:x2="19.315cm" svg:y2="8.366cm" draw:start-shape="id14" draw:end-shape="id15" svg:d="M17706 10584h801v-2218h808" svg:viewBox="0 0 1610 2219">
          <text:p/>
        </draw:connector>
        <draw:connector draw:style-name="gr7" draw:text-style-name="P4" draw:layer="layout" svg:x1="17.706cm" svg:y1="7.384cm" svg:x2="19.315cm" svg:y2="8.366cm" draw:start-shape="id12" draw:end-shape="id15" draw:end-glue-point="3" svg:d="M17706 7384h801v982h808" svg:viewBox="0 0 1610 983">
          <text:p/>
        </draw:connector>
        <draw:connector draw:style-name="gr7" draw:text-style-name="P4" draw:layer="layout" svg:x1="17.706cm" svg:y1="8.984cm" svg:x2="19.315cm" svg:y2="8.366cm" draw:start-shape="id13" draw:start-glue-point="1" draw:end-shape="id15" svg:d="M17706 8984h801v-618h808" svg:viewBox="0 0 1610 619">
          <text:p/>
        </draw:connector>
        <draw:line draw:style-name="gr15" draw:text-style-name="P4" draw:layer="layout" svg:x1="24.114cm" svg:y1="8.366cm" svg:x2="27.94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20:04:03.357076582</meta:creation-date>
    <meta:editing-duration>PT1H39M46S</meta:editing-duration>
    <meta:editing-cycles>6</meta:editing-cycles>
    <meta:generator>LibreOffice/5.0.3.2$Linux_X86_64 LibreOffice_project/00m0$Build-2</meta:generator>
    <dc:date>2015-12-17T14:51:10.611766599</dc:date>
    <meta:document-statistic meta:object-count="42"/>
  </office:meta>
</office:document-meta>
</file>